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msManager.sendSmsMessage( String mobile , String carrier , String user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efaultSmsManager.getCarrierCode( String carri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faultSmsManager.setSmsPassword( String sms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msManager.setSmsAccountName( String smsAccou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msManager.setSmsTransportUrl( String smsTransport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msManager.setSmsUsername( String smsUs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msManager.setWapUrl( String wap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